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36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2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34" style:family="table-cell" style:parent-style-name="Default" style:data-style-name="N61"/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uler 2D vort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Euler, convergence test, Lax-Friedrichs flux, N = 3, CFL = 10.0</text:p>
          </table:table-cell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] (right half) refined by one level</text:p>
          </table:table-cell>
          <table:covered-table-cell/>
          <table:covered-table-cell table:style-name="ce15"/>
          <table:covered-table-cell table:style-name="ce20"/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4^[.A4]" office:value-type="float" office:value="16" calcext:value-type="float">
            <text:p>16</text:p>
          </table:table-cell>
          <table:table-cell table:style-name="ce5"/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00621983245" calcext:value-type="float">
            <text:p>6.22E-0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0.0031587261" calcext:value-type="float">
            <text:p>3.16E-03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5]" office:value-type="float" office:value="64" calcext:value-type="float">
            <text:p>64</text:p>
          </table:table-cell>
          <table:table-cell table:style-name="ce5"/>
          <table:table-cell table:style-name="ce11" table:formula="of:=LN([.C4]/[.C5])/LN(2)" office:value-type="string" office:string-value="" calcext:value-type="error">
            <text:p>#DIV/0!</text:p>
          </table:table-cell>
          <table:table-cell table:style-name="ce28"/>
          <table:table-cell table:style-name="ce3" office:value-type="float" office:value="3" calcext:value-type="float">
            <text:p>3</text:p>
          </table:table-cell>
          <table:table-cell table:style-name="ce3" table:formula="of:=[.G4]*4" office:value-type="float" office:value="160" calcext:value-type="float">
            <text:p>160</text:p>
          </table:table-cell>
          <table:table-cell table:style-name="ce5" office:value-type="float" office:value="0.0000181445411" calcext:value-type="float">
            <text:p>1.81E-05</text:p>
          </table:table-cell>
          <table:table-cell table:style-name="ce11" table:formula="of:=LN([.H4]/[.H5])/LN(2)" office:value-type="float" office:value="1.77734014795609" calcext:value-type="float">
            <text:p>1.78</text:p>
          </table:table-cell>
          <table:table-cell table:style-name="ce5" office:value-type="float" office:value="0.000877826192" calcext:value-type="float">
            <text:p>8.78E-04</text:p>
          </table:table-cell>
          <table:table-cell table:style-name="ce11" table:formula="of:=LN([.J4]/[.J5])/LN(2)" office:value-type="float" office:value="1.84733562115093" calcext:value-type="float">
            <text:p>1.8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6]" office:value-type="float" office:value="256" calcext:value-type="float">
            <text:p>256</text:p>
          </table:table-cell>
          <table:table-cell table:style-name="ce5"/>
          <table:table-cell table:style-name="ce11" table:formula="of:=LN([.C5]/[.C6])/LN(2)" office:value-type="string" office:string-value="" calcext:value-type="error">
            <text:p>#DIV/0!</text:p>
          </table:table-cell>
          <table:table-cell table:style-name="ce28"/>
          <table:table-cell table:style-name="ce3" office:value-type="float" office:value="4" calcext:value-type="float">
            <text:p>4</text:p>
          </table:table-cell>
          <table:table-cell table:style-name="ce3" table:formula="of:=[.G5]*4" office:value-type="float" office:value="640" calcext:value-type="float">
            <text:p>640</text:p>
          </table:table-cell>
          <table:table-cell table:style-name="ce5" office:value-type="float" office:value="0.0000038058445" calcext:value-type="float">
            <text:p>3.81E-06</text:p>
          </table:table-cell>
          <table:table-cell table:style-name="ce11" table:formula="of:=LN([.H5]/[.H6])/LN(2)" office:value-type="float" office:value="2.25324704757916" calcext:value-type="float">
            <text:p>2.25</text:p>
          </table:table-cell>
          <table:table-cell table:style-name="ce5" office:value-type="float" office:value="0.000157134837" calcext:value-type="float">
            <text:p>1.57E-04</text:p>
          </table:table-cell>
          <table:table-cell table:style-name="ce11" table:formula="of:=LN([.J5]/[.J6])/LN(2)" office:value-type="float" office:value="2.4819322535442" calcext:value-type="float">
            <text:p>2.4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7]" office:value-type="float" office:value="1024" calcext:value-type="float">
            <text:p>1024</text:p>
          </table:table-cell>
          <table:table-cell table:style-name="ce5"/>
          <table:table-cell table:style-name="ce11" table:formula="of:=LN([.C6]/[.C7])/LN(2)" office:value-type="string" office:string-value="" calcext:value-type="error">
            <text:p>#DIV/0!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table:formula="of:=[.G6]*4" office:value-type="float" office:value="2560" calcext:value-type="float">
            <text:p>2560</text:p>
          </table:table-cell>
          <table:table-cell table:style-name="ce5" office:value-type="float" office:value="0.000000262106347" calcext:value-type="float">
            <text:p>2.62E-07</text:p>
          </table:table-cell>
          <table:table-cell table:style-name="ce11" table:formula="of:=LN([.H6]/[.H7])/LN(2)" office:value-type="float" office:value="3.8599924222926" calcext:value-type="float">
            <text:p>3.86</text:p>
          </table:table-cell>
          <table:table-cell table:style-name="ce34" office:value-type="float" office:value="0.0000109732601" calcext:value-type="float">
            <text:p>1.10E-05</text:p>
          </table:table-cell>
          <table:table-cell table:style-name="ce11" table:formula="of:=LN([.J6]/[.J7])/LN(2)" office:value-type="float" office:value="3.83993895155411" calcext:value-type="float">
            <text:p>3.8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4^[.A8]" office:value-type="float" office:value="4096" calcext:value-type="float">
            <text:p>4096</text:p>
          </table:table-cell>
          <table:table-cell table:style-name="ce5"/>
          <table:table-cell table:style-name="ce11" table:formula="of:=LN([.C7]/[.C8])/LN(2)" office:value-type="string" office:string-value="" calcext:value-type="error">
            <text:p>#DIV/0!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7]*4" office:value-type="float" office:value="10240" calcext:value-type="float">
            <text:p>10240</text:p>
          </table:table-cell>
          <table:table-cell table:style-name="ce5" office:value-type="float" office:value="0.0000000127255508" calcext:value-type="float">
            <text:p>1.27E-08</text:p>
          </table:table-cell>
          <table:table-cell table:style-name="ce11" table:formula="of:=LN([.H7]/[.H8])/LN(2)" office:value-type="float" office:value="4.36435228253883" calcext:value-type="float">
            <text:p>4.36</text:p>
          </table:table-cell>
          <table:table-cell table:style-name="ce5" office:value-type="float" office:value="0.000000502579715" calcext:value-type="float">
            <text:p>5.03E-07</text:p>
          </table:table-cell>
          <table:table-cell table:style-name="ce11" table:formula="of:=LN([.J7]/[.J8])/LN(2)" office:value-type="float" office:value="4.44849595390043" calcext:value-type="float">
            <text:p>4.45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[.G8]*4" office:value-type="float" office:value="40960" calcext:value-type="float">
            <text:p>40960</text:p>
          </table:table-cell>
          <table:table-cell table:style-name="ce5" office:value-type="float" office:value="0.00000000188359668" calcext:value-type="float">
            <text:p>1.88E-09</text:p>
          </table:table-cell>
          <table:table-cell table:style-name="ce11" table:formula="of:=LN([.H8]/[.H9])/LN(2)" office:value-type="float" office:value="2.75616611182837" calcext:value-type="float">
            <text:p>2.76</text:p>
          </table:table-cell>
          <table:table-cell table:style-name="ce5" office:value-type="float" office:value="0.0000000735527238" calcext:value-type="float">
            <text:p>7.36E-08</text:p>
          </table:table-cell>
          <table:table-cell table:style-name="ce11" table:formula="of:=LN([.J8]/[.J9])/LN(2)" office:value-type="float" office:value="2.77250176931083" calcext:value-type="float">
            <text:p>2.77</text:p>
          </table:table-cell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string" office:string-value="" calcext:value-type="error">
            <text:p>#DIV/0!</text:p>
          </table:table-cell>
          <table:table-cell table:style-name="ce1"/>
          <table:table-cell table:number-columns-repeated="2"/>
          <table:table-cell table:style-name="ce6"/>
          <table:table-cell table:style-name="ce12"/>
          <table:table-cell table:style-name="ce6"/>
          <table:table-cell table:style-name="ce12"/>
        </table:table-row>
        <table:table-row table:style-name="ro1">
          <table:table-cell table:number-columns-repeated="6"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3.06373297509167" calcext:value-type="float">
            <text:p>3.06</text:p>
          </table:table-cell>
          <table:table-cell table:style-name="ce22" office:value-type="string" calcext:value-type="string">
            <text:p>Avg. EOC</text:p>
          </table:table-cell>
          <table:table-cell table:style-name="ce29" table:formula="of:=AVERAGE([.K5:.K8])" office:value-type="float" office:value="3.15442569503742" calcext:value-type="float">
            <text:p>3.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10"/>
        </table:table-row>
      </table:table>
      <table:table table:name="Euler 2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Lax-Friedrichs flux, N = 3, CFL = 10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4^[.A4]" office:value-type="float" office:value="16" calcext:value-type="float">
            <text:p>16</text:p>
          </table:table-cell>
          <table:table-cell table:style-name="ce5" office:value-type="float" office:value="0.00644852158" calcext:value-type="float">
            <text:p>6.45E-03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5]" office:value-type="float" office:value="64" calcext:value-type="float">
            <text:p>64</text:p>
          </table:table-cell>
          <table:table-cell table:style-name="ce5" office:value-type="float" office:value="0.000127729932" calcext:value-type="float">
            <text:p>1.28E-04</text:p>
          </table:table-cell>
          <table:table-cell table:style-name="ce11" table:formula="of:=LN([.C4]/[.C5])/LN(2)" office:value-type="float" office:value="5.65779989073015" calcext:value-type="float">
            <text:p>5.66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20" calcext:value-type="float">
            <text:p>20</text:p>
          </table:table-cell>
          <table:table-cell table:style-name="ce5"/>
          <table:table-cell table:style-name="ce11" table:formula="of:=LN([.H4]/[.H5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6]" office:value-type="float" office:value="256" calcext:value-type="float">
            <text:p>256</text:p>
          </table:table-cell>
          <table:table-cell table:style-name="ce5" office:value-type="float" office:value="0.00000575087521" calcext:value-type="float">
            <text:p>5.75E-06</text:p>
          </table:table-cell>
          <table:table-cell table:style-name="ce11" table:formula="of:=LN([.C5]/[.C6])/LN(2)" office:value-type="float" office:value="4.47317130038043" calcext:value-type="float">
            <text:p>4.47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40" calcext:value-type="float">
            <text:p>40</text:p>
          </table:table-cell>
          <table:table-cell table:style-name="ce5"/>
          <table:table-cell table:style-name="ce11" table:formula="of:=LN([.H5]/[.H6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7]" office:value-type="float" office:value="1024" calcext:value-type="float">
            <text:p>1024</text:p>
          </table:table-cell>
          <table:table-cell table:style-name="ce5" office:value-type="float" office:value="0.000000340825557" calcext:value-type="float">
            <text:p>3.41E-07</text:p>
          </table:table-cell>
          <table:table-cell table:style-name="ce11" table:formula="of:=LN([.C6]/[.C7])/LN(2)" office:value-type="float" office:value="4.0766761065377" calcext:value-type="float">
            <text:p>4.08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80" calcext:value-type="float">
            <text:p>80</text:p>
          </table:table-cell>
          <table:table-cell table:style-name="ce5"/>
          <table:table-cell table:style-name="ce11" table:formula="of:=LN([.H6]/[.H7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4^[.A8]" office:value-type="float" office:value="4096" calcext:value-type="float">
            <text:p>4096</text:p>
          </table:table-cell>
          <table:table-cell table:style-name="ce5" office:value-type="float" office:value="0.0000000210845065" calcext:value-type="float">
            <text:p>2.11E-08</text:p>
          </table:table-cell>
          <table:table-cell table:style-name="ce11" table:formula="of:=LN([.C7]/[.C8])/LN(2)" office:value-type="float" office:value="4.01477836125998" calcext:value-type="float">
            <text:p>4.01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160" calcext:value-type="float">
            <text:p>160</text:p>
          </table:table-cell>
          <table:table-cell table:style-name="ce5"/>
          <table:table-cell table:style-name="ce11" table:formula="of:=LN([.H7]/[.H8])/LN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55560641472707" calcext:value-type="float">
            <text:p>4.56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2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calar advection, convergence test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4^[.A4]" office:value-type="float" office:value="4" calcext:value-type="float">
            <text:p>4</text:p>
          </table:table-cell>
          <table:table-cell table:style-name="ce5" office:value-type="float" office:value="0.185027296" calcext:value-type="float">
            <text:p>1.85E-01</text:p>
          </table:table-cell>
          <table:table-cell office:value-type="string" calcext:value-type="string">
            <text:p>-</text:p>
          </table:table-cell>
          <table:table-cell table:style-name="ce2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302093619" calcext:value-type="float">
            <text:p>3.02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4^[.A5]" office:value-type="float" office:value="16" calcext:value-type="float">
            <text:p>16</text:p>
          </table:table-cell>
          <table:table-cell table:style-name="ce5" office:value-type="float" office:value="0.00725959352" calcext:value-type="float">
            <text:p>7.26E-03</text:p>
          </table:table-cell>
          <table:table-cell table:formula="of:=LN([.C4]/[.C5])/LN(2)" office:value-type="float" office:value="4.67170553768392" calcext:value-type="float">
            <text:p>4.67</text:p>
          </table:table-cell>
          <table:table-cell table:style-name="ce28"/>
          <table:table-cell table:style-name="ce3" office:value-type="float" office:value="2" calcext:value-type="float">
            <text:p>2</text:p>
          </table:table-cell>
          <table:table-cell table:style-name="ce3" table:formula="of:=[.G4]*4" office:value-type="float" office:value="40" calcext:value-type="float">
            <text:p>40</text:p>
          </table:table-cell>
          <table:table-cell table:style-name="ce5" office:value-type="float" office:value="0.00342772753" calcext:value-type="float">
            <text:p>3.43E-03</text:p>
          </table:table-cell>
          <table:table-cell table:style-name="ce11" table:formula="of:=LN([.H4]/[.H5])/LN(2)" office:value-type="float" office:value="3.13967137161242" calcext:value-type="float">
            <text:p>3.1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6]" office:value-type="float" office:value="64" calcext:value-type="float">
            <text:p>64</text:p>
          </table:table-cell>
          <table:table-cell table:style-name="ce5" office:value-type="float" office:value="0.000284535458" calcext:value-type="float">
            <text:p>2.85E-04</text:p>
          </table:table-cell>
          <table:table-cell table:formula="of:=LN([.C5]/[.C6])/LN(2)" office:value-type="float" office:value="4.6732084175321" calcext:value-type="float">
            <text:p>4.67</text:p>
          </table:table-cell>
          <table:table-cell table:style-name="ce28"/>
          <table:table-cell table:style-name="ce3" office:value-type="float" office:value="3" calcext:value-type="float">
            <text:p>3</text:p>
          </table:table-cell>
          <table:table-cell table:style-name="ce3" table:formula="of:=[.G5]*4" office:value-type="float" office:value="160" calcext:value-type="float">
            <text:p>160</text:p>
          </table:table-cell>
          <table:table-cell table:style-name="ce5" office:value-type="float" office:value="0.000420551752" calcext:value-type="float">
            <text:p>4.21E-04</text:p>
          </table:table-cell>
          <table:table-cell table:style-name="ce11" table:formula="of:=LN([.H5]/[.H6])/LN(2)" office:value-type="float" office:value="3.02689718340474" calcext:value-type="float">
            <text:p>3.0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7]" office:value-type="float" office:value="256" calcext:value-type="float">
            <text:p>256</text:p>
          </table:table-cell>
          <table:table-cell table:style-name="ce5" office:value-type="float" office:value="0.0000150443051" calcext:value-type="float">
            <text:p>1.50E-05</text:p>
          </table:table-cell>
          <table:table-cell table:formula="of:=LN([.C6]/[.C7])/LN(2)" office:value-type="float" office:value="4.24131907339139" calcext:value-type="float">
            <text:p>4.24</text:p>
          </table:table-cell>
          <table:table-cell table:style-name="ce28"/>
          <table:table-cell table:style-name="ce3" office:value-type="float" office:value="4" calcext:value-type="float">
            <text:p>4</text:p>
          </table:table-cell>
          <table:table-cell table:style-name="ce3" table:formula="of:=[.G6]*4" office:value-type="float" office:value="640" calcext:value-type="float">
            <text:p>640</text:p>
          </table:table-cell>
          <table:table-cell table:style-name="ce5" office:value-type="float" office:value="0.0000484162189" calcext:value-type="float">
            <text:p>4.84E-05</text:p>
          </table:table-cell>
          <table:table-cell table:style-name="ce11" table:formula="of:=LN([.H6]/[.H7])/LN(2)" office:value-type="float" office:value="3.11872102516267" calcext:value-type="float">
            <text:p>3.1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8]" office:value-type="float" office:value="1024" calcext:value-type="float">
            <text:p>1024</text:p>
          </table:table-cell>
          <table:table-cell table:style-name="ce5" office:value-type="float" office:value="0.000000898000779" calcext:value-type="float">
            <text:p>8.98E-07</text:p>
          </table:table-cell>
          <table:table-cell table:formula="of:=LN([.C7]/[.C8])/LN(2)" office:value-type="float" office:value="4.0663569630811" calcext:value-type="float">
            <text:p>4.07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table:formula="of:=[.G7]*4" office:value-type="float" office:value="2560" calcext:value-type="float">
            <text:p>2560</text:p>
          </table:table-cell>
          <table:table-cell table:style-name="ce5" office:value-type="float" office:value="0.00000492327692" calcext:value-type="float">
            <text:p>4.92E-06</text:p>
          </table:table-cell>
          <table:table-cell table:style-name="ce11" table:formula="of:=LN([.H7]/[.H8])/LN(2)" office:value-type="float" office:value="3.29779962104701" calcext:value-type="float">
            <text:p>3.3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41314749792213" calcext:value-type="float">
            <text:p>4.4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3.14577230030671" calcext:value-type="float">
            <text:p>3.15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calar advection, convergence test, N = 1, CFL = 1.0</text:p>
          </table:table-cell>
          <table:table-cell table:number-columns-repeated="2"/>
          <table:table-cell table:style-name="ce8"/>
          <table:table-cell/>
          <table:table-cell office:value-type="string" calcext:value-type="string">
            <text:p>projection via Gauss node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16]" office:value-type="float" office:value="64" calcext:value-type="float">
            <text:p>64</text:p>
          </table:table-cell>
          <table:table-cell table:style-name="ce5" office:value-type="float" office:value="0.35921568" calcext:value-type="float">
            <text:p>3.59E-01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244701403" calcext:value-type="float">
            <text:p>2.45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17]" office:value-type="float" office:value="256" calcext:value-type="float">
            <text:p>256</text:p>
          </table:table-cell>
          <table:table-cell table:style-name="ce5" office:value-type="float" office:value="0.396644802" calcext:value-type="float">
            <text:p>3.97E-01</text:p>
          </table:table-cell>
          <table:table-cell table:formula="of:=LN([.C16]/[.C17])/LN(2)" office:value-type="float" office:value="-0.142997316664011" calcext:value-type="float">
            <text:p>-0.1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G16]*4" office:value-type="float" office:value="40" calcext:value-type="float">
            <text:p>40</text:p>
          </table:table-cell>
          <table:table-cell table:style-name="ce5" office:value-type="float" office:value="0.00160613079" calcext:value-type="float">
            <text:p>1.61E-03</text:p>
          </table:table-cell>
          <table:table-cell table:style-name="ce11" table:formula="of:=LN([.H16]/[.H17])/LN(2)" office:value-type="float" office:value="3.92936108926302" calcext:value-type="float">
            <text:p>3.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18]" office:value-type="float" office:value="1024" calcext:value-type="float">
            <text:p>1024</text:p>
          </table:table-cell>
          <table:table-cell table:style-name="ce5" office:value-type="float" office:value="0.134786834" calcext:value-type="float">
            <text:p>1.35E-01</text:p>
          </table:table-cell>
          <table:table-cell table:formula="of:=LN([.C17]/[.C18])/LN(2)" office:value-type="float" office:value="1.55716806198784" calcext:value-type="float">
            <text:p>1.5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G17]*4" office:value-type="float" office:value="160" calcext:value-type="float">
            <text:p>160</text:p>
          </table:table-cell>
          <table:table-cell table:style-name="ce5" office:value-type="float" office:value="0.0000970504447" calcext:value-type="float">
            <text:p>9.71E-05</text:p>
          </table:table-cell>
          <table:table-cell table:style-name="ce11" table:formula="of:=LN([.H17]/[.H18])/LN(2)" office:value-type="float" office:value="4.04871074495497" calcext:value-type="float">
            <text:p>4.0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4^[.A19]" office:value-type="float" office:value="4096" calcext:value-type="float">
            <text:p>4096</text:p>
          </table:table-cell>
          <table:table-cell table:style-name="ce5" office:value-type="float" office:value="0.0353348699" calcext:value-type="float">
            <text:p>3.53E-02</text:p>
          </table:table-cell>
          <table:table-cell table:formula="of:=LN([.C18]/[.C19])/LN(2)" office:value-type="float" office:value="1.93151507847033" calcext:value-type="float">
            <text:p>1.9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G18]*4" office:value-type="float" office:value="640" calcext:value-type="float">
            <text:p>640</text:p>
          </table:table-cell>
          <table:table-cell table:style-name="ce5" office:value-type="float" office:value="0.0000058984887" calcext:value-type="float">
            <text:p>5.90E-06</text:p>
          </table:table-cell>
          <table:table-cell table:style-name="ce11" table:formula="of:=LN([.H18]/[.H19])/LN(2)" office:value-type="float" office:value="4.04031756135784" calcext:value-type="float">
            <text:p>4.0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4^[.A20]" office:value-type="float" office:value="16384" calcext:value-type="float">
            <text:p>16384</text:p>
          </table:table-cell>
          <table:table-cell table:style-name="ce5" office:value-type="float" office:value="0.00890522479" calcext:value-type="float">
            <text:p>8.91E-03</text:p>
          </table:table-cell>
          <table:table-cell table:formula="of:=LN([.C19]/[.C20])/LN(2)" office:value-type="float" office:value="1.98836866302479" calcext:value-type="float">
            <text:p>1.99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[.G19]*4" office:value-type="float" office:value="2560" calcext:value-type="float">
            <text:p>2560</text:p>
          </table:table-cell>
          <table:table-cell table:style-name="ce5" office:value-type="float" office:value="0.000000361070514" calcext:value-type="float">
            <text:p>3.61E-07</text:p>
          </table:table-cell>
          <table:table-cell table:style-name="ce11" table:formula="of:=LN([.H19]/[.H20])/LN(2)" office:value-type="float" office:value="4.0299928413238" calcext:value-type="float">
            <text:p>4.0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4^[.A21]" office:value-type="float" office:value="65536" calcext:value-type="float">
            <text:p>65536</text:p>
          </table:table-cell>
          <table:table-cell table:style-name="ce5" office:value-type="float" office:value="0.00222988117" calcext:value-type="float">
            <text:p>2.23E-03</text:p>
          </table:table-cell>
          <table:table-cell table:formula="of:=LN([.C20]/[.C21])/LN(2)" office:value-type="float" office:value="1.99768519778088" calcext:value-type="float">
            <text:p>2.00</text:p>
          </table:table-cell>
          <table:table-cell table:number-columns-repeated="3"/>
          <table:table-cell table:style-name="ce6"/>
          <table:table-cell table:style-name="ce12"/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2"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17:.I20])" office:value-type="float" office:value="4.01209555922491" calcext:value-type="float">
            <text:p>4.01</text:p>
          </table:table-cell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17:.D20])" office:value-type="float" office:value="1.33351362170474" calcext:value-type="float">
            <text:p>1.33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in = -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ax = 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 = 2 (= one wavelengths in domain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Euler 1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HLLC flux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4]" office:value-type="float" office:value="32" calcext:value-type="float">
            <text:p>32</text:p>
          </table:table-cell>
          <table:table-cell table:style-name="ce5" office:value-type="float" office:value="0.0238598663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float" office:value="0.0169525509" calcext:value-type="float">
            <text:p>1.70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5]" office:value-type="float" office:value="64" calcext:value-type="float">
            <text:p>64</text:p>
          </table:table-cell>
          <table:table-cell table:style-name="ce5" office:value-type="float" office:value="0.00173717896" calcext:value-type="float">
            <text:p>1.74E-03</text:p>
          </table:table-cell>
          <table:table-cell table:style-name="ce11" table:formula="of:=LN([.C4]/[.C5])/LN(2)" office:value-type="float" office:value="3.7797676690477" calcext:value-type="float">
            <text:p>3.78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 office:value-type="float" office:value="0.00123265439" calcext:value-type="float">
            <text:p>1.23E-03</text:p>
          </table:table-cell>
          <table:table-cell table:style-name="ce11" table:formula="of:=LN([.H4]/[.H5])/LN(2)" office:value-type="float" office:value="3.78166211561467" calcext:value-type="float">
            <text:p>3.7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2^[.A6]" office:value-type="float" office:value="128" calcext:value-type="float">
            <text:p>128</text:p>
          </table:table-cell>
          <table:table-cell table:style-name="ce5" office:value-type="float" office:value="0.0000792070507" calcext:value-type="float">
            <text:p>7.92E-05</text:p>
          </table:table-cell>
          <table:table-cell table:style-name="ce11" table:formula="of:=LN([.C5]/[.C6])/LN(2)" office:value-type="float" office:value="4.45497371539649" calcext:value-type="float">
            <text:p>4.45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 office:value-type="float" office:value="0.0000561675395" calcext:value-type="float">
            <text:p>5.62E-05</text:p>
          </table:table-cell>
          <table:table-cell table:style-name="ce11" table:formula="of:=LN([.H5]/[.H6])/LN(2)" office:value-type="float" office:value="4.45588794032729" calcext:value-type="float">
            <text:p>4.4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2^[.A7]" office:value-type="float" office:value="256" calcext:value-type="float">
            <text:p>256</text:p>
          </table:table-cell>
          <table:table-cell table:style-name="ce5" office:value-type="float" office:value="0.00000554625359" calcext:value-type="float">
            <text:p>5.55E-06</text:p>
          </table:table-cell>
          <table:table-cell table:style-name="ce11" table:formula="of:=LN([.C6]/[.C7])/LN(2)" office:value-type="float" office:value="3.83604337206556" calcext:value-type="float">
            <text:p>3.84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 office:value-type="float" office:value="0.00000392890441" calcext:value-type="float">
            <text:p>3.93E-06</text:p>
          </table:table-cell>
          <table:table-cell table:style-name="ce11" table:formula="of:=LN([.H6]/[.H7])/LN(2)" office:value-type="float" office:value="3.83753763231011" calcext:value-type="float">
            <text:p>3.8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2^[.A8]" office:value-type="float" office:value="512" calcext:value-type="float">
            <text:p>512</text:p>
          </table:table-cell>
          <table:table-cell table:style-name="ce5" office:value-type="float" office:value="0.000000349935129" calcext:value-type="float">
            <text:p>3.50E-07</text:p>
          </table:table-cell>
          <table:table-cell table:style-name="ce11" table:formula="of:=LN([.C7]/[.C8])/LN(2)" office:value-type="float" office:value="3.98635417683505" calcext:value-type="float">
            <text:p>3.99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 office:value-type="float" office:value="0.000000247921328" calcext:value-type="float">
            <text:p>2.48E-07</text:p>
          </table:table-cell>
          <table:table-cell table:style-name="ce11" table:formula="of:=LN([.H7]/[.H8])/LN(2)" office:value-type="float" office:value="3.98617277452213" calcext:value-type="float">
            <text:p>3.99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0142847333362" calcext:value-type="float">
            <text:p>4.0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4.01531511569355" calcext:value-type="float">
            <text:p>4.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pre-Tree era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55" table:default-cell-style-name="Default"/>
        <table:table-row table:style-name="ro1">
          <table:table-cell table:style-name="ce1" office:value-type="string" calcext:value-type="string">
            <text:p>Linear scalar advection, Gauss pulse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453974779507278" calcext:value-type="float">
            <text:p>4.54E-05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258406459225432" calcext:value-type="float">
            <text:p>2.58E-06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0135141439129466" calcext:value-type="float">
            <text:p>1.35E-07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00272249600245752" calcext:value-type="float">
            <text:p>2.72E-06</text:p>
          </table:table-cell>
          <table:table-cell table:style-name="ce11" table:formula="of:=LN([.B4]/[.B5])/LN(2)" office:value-type="float" office:value="4.05961031536804" calcext:value-type="float">
            <text:p>4.06</text:p>
          </table:table-cell>
          <table:table-cell table:style-name="ce3"/>
          <table:table-cell table:style-name="ce5" office:value-type="float" office:value="0.0000000739937223368885" calcext:value-type="float">
            <text:p>7.40E-08</text:p>
          </table:table-cell>
          <table:table-cell table:style-name="ce11" table:formula="of:=LN([.E4]/[.E5])/LN(2)" office:value-type="float" office:value="5.12609544541731" calcext:value-type="float">
            <text:p>5.13</text:p>
          </table:table-cell>
          <table:table-cell table:style-name="ce3"/>
          <table:table-cell table:style-name="ce5" office:value-type="float" office:value="0.00000000198331007147325" calcext:value-type="float">
            <text:p>1.98E-09</text:p>
          </table:table-cell>
          <table:table-cell table:style-name="ce11" table:formula="of:=LN([.H4]/[.H5])/LN(2)" office:value-type="float" office:value="6.09041606672916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000170295157960811" calcext:value-type="float">
            <text:p>1.70E-07</text:p>
          </table:table-cell>
          <table:table-cell table:style-name="ce11" table:formula="of:=LN([.B5]/[.B6])/LN(2)" office:value-type="float" office:value="3.99882061032975" calcext:value-type="float">
            <text:p>4.00</text:p>
          </table:table-cell>
          <table:table-cell table:style-name="ce3"/>
          <table:table-cell table:style-name="ce5" office:value-type="float" office:value="0.00000000235525903310674" calcext:value-type="float">
            <text:p>2.36E-09</text:p>
          </table:table-cell>
          <table:table-cell table:style-name="ce11" table:formula="of:=LN([.E5]/[.E6])/LN(2)" office:value-type="float" office:value="4.97344523466029" calcext:value-type="float">
            <text:p>4.97</text:p>
          </table:table-cell>
          <table:table-cell table:style-name="ce3"/>
          <table:table-cell table:style-name="ce5" office:value-type="float" office:value="0.0000000000311698169291357" calcext:value-type="float">
            <text:p>3.12E-11</text:p>
          </table:table-cell>
          <table:table-cell table:style-name="ce11" table:formula="of:=LN([.H5]/[.H6])/LN(2)" office:value-type="float" office:value="5.99161675492956" calcext:value-type="float">
            <text:p>5.99</text:p>
          </table:table-cell>
          <table:table-cell table:number-columns-repeated="5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float" office:value="0.0000000106450883622616" calcext:value-type="float">
            <text:p>1.06E-08</text:p>
          </table:table-cell>
          <table:table-cell table:style-name="ce11" table:formula="of:=LN([.B6]/[.B7])/LN(2)" office:value-type="float" office:value="3.99977758472896" calcext:value-type="float">
            <text:p>4.00</text:p>
          </table:table-cell>
          <table:table-cell table:style-name="ce3"/>
          <table:table-cell table:style-name="ce5" office:value-type="float" office:value="0.0000000000744087556834414" calcext:value-type="float">
            <text:p>7.44E-11</text:p>
          </table:table-cell>
          <table:table-cell table:style-name="ce11" table:formula="of:=LN([.E6]/[.E7])/LN(2)" office:value-type="float" office:value="4.98426953364423" calcext:value-type="float">
            <text:p>4.98</text:p>
          </table:table-cell>
          <table:table-cell table:style-name="ce3"/>
          <table:table-cell table:style-name="ce5" office:value-type="float" office:value="0.000000000000488487511801966" calcext:value-type="float">
            <text:p>4.88E-13</text:p>
          </table:table-cell>
          <table:table-cell table:style-name="ce11" table:formula="of:=LN([.H6]/[.H7])/LN(2)" office:value-type="float" office:value="5.99568419120487" calcext:value-type="float">
            <text:p>6.00</text:p>
          </table:table-cell>
          <table:table-cell table:number-columns-repeated="55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0.000000000665349502247992" calcext:value-type="float">
            <text:p>6.65E-10</text:p>
          </table:table-cell>
          <table:table-cell table:style-name="ce11" table:formula="of:=LN([.B7]/[.B8])/LN(2)" office:value-type="float" office:value="3.99993174031597" calcext:value-type="float">
            <text:p>4.00</text:p>
          </table:table-cell>
          <table:table-cell table:style-name="ce3"/>
          <table:table-cell table:style-name="ce5" office:value-type="float" office:value="0.00000000000232676756007011" calcext:value-type="float">
            <text:p>2.33E-12</text:p>
          </table:table-cell>
          <table:table-cell table:style-name="ce11" table:formula="of:=LN([.E7]/[.E8])/LN(2)" office:value-type="float" office:value="4.99907339295514" calcext:value-type="float">
            <text:p>5.00</text:p>
          </table:table-cell>
          <table:table-cell table:style-name="ce3"/>
          <table:table-cell table:style-name="ce5"/>
          <table:table-cell table:style-name="ce11"/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5:.C8])" office:value-type="float" office:value="4.01453506268568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5:.F8])" office:value-type="float" office:value="5.02072090166924" calcext:value-type="float">
            <text:p>5.02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6.02590567095453" calcext:value-type="float">
            <text:p>6.03</text:p>
          </table:table-cell>
          <table:table-cell table:style-name="ce1"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303795141592534" calcext:value-type="float">
            <text:p>3.04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188134272736307" calcext:value-type="float">
            <text:p>1.88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865068421097712" calcext:value-type="float">
            <text:p>8.65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257983145198815" calcext:value-type="float">
            <text:p>2.58E-03</text:p>
          </table:table-cell>
          <table:table-cell table:style-name="ce11" table:formula="of:=LN([.B16]/[.B17])/LN(2)" office:value-type="float" office:value="3.55775007958658" calcext:value-type="float">
            <text:p>3.56</text:p>
          </table:table-cell>
          <table:table-cell table:style-name="ce3"/>
          <table:table-cell table:style-name="ce5" office:value-type="float" office:value="0.000118834070766602" calcext:value-type="float">
            <text:p>1.19E-04</text:p>
          </table:table-cell>
          <table:table-cell table:style-name="ce11" table:formula="of:=LN([.E16]/[.E17])/LN(2)" office:value-type="float" office:value="3.98474225714565" calcext:value-type="float">
            <text:p>3.98</text:p>
          </table:table-cell>
          <table:table-cell table:style-name="ce3"/>
          <table:table-cell table:style-name="ce5" office:value-type="float" office:value="0.0000118534965431618" calcext:value-type="float">
            <text:p>1.19E-05</text:p>
          </table:table-cell>
          <table:table-cell table:style-name="ce11" table:formula="of:=LN([.H16]/[.H17])/LN(2)" office:value-type="float" office:value="6.18942965169666" calcext:value-type="float">
            <text:p>6.19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66197839868662" calcext:value-type="float">
            <text:p>6.62E-05</text:p>
          </table:table-cell>
          <table:table-cell table:style-name="ce11" table:formula="of:=LN([.B17]/[.B18])/LN(2)" office:value-type="float" office:value="5.28434886239905" calcext:value-type="float">
            <text:p>5.28</text:p>
          </table:table-cell>
          <table:table-cell table:style-name="ce3"/>
          <table:table-cell table:style-name="ce5" office:value-type="float" office:value="0.00000535907407201966" calcext:value-type="float">
            <text:p>5.36E-06</text:p>
          </table:table-cell>
          <table:table-cell table:style-name="ce11" table:formula="of:=LN([.E17]/[.E18])/LN(2)" office:value-type="float" office:value="4.47082096167592" calcext:value-type="float">
            <text:p>4.47</text:p>
          </table:table-cell>
          <table:table-cell table:style-name="ce3"/>
          <table:table-cell table:style-name="ce5" office:value-type="float" office:value="0.0000000835226539662837" calcext:value-type="float">
            <text:p>8.35E-08</text:p>
          </table:table-cell>
          <table:table-cell table:style-name="ce11" table:formula="of:=LN([.H17]/[.H18])/LN(2)" office:value-type="float" office:value="7.14892941773833" calcext:value-type="float">
            <text:p>7.15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330712748270349" calcext:value-type="float">
            <text:p>3.31E-06</text:p>
          </table:table-cell>
          <table:table-cell table:style-name="ce11" table:formula="of:=LN([.B18]/[.B19])/LN(2)" office:value-type="float" office:value="4.32313357604592" calcext:value-type="float">
            <text:p>4.32</text:p>
          </table:table-cell>
          <table:table-cell table:style-name="ce3"/>
          <table:table-cell table:style-name="ce5" office:value-type="float" office:value="0.000000264336697155504" calcext:value-type="float">
            <text:p>2.64E-07</text:p>
          </table:table-cell>
          <table:table-cell table:style-name="ce11" table:formula="of:=LN([.E18]/[.E19])/LN(2)" office:value-type="float" office:value="4.34153512733768" calcext:value-type="float">
            <text:p>4.34</text:p>
          </table:table-cell>
          <table:table-cell table:style-name="ce3"/>
          <table:table-cell table:style-name="ce5" office:value-type="float" office:value="0.00000000122694599290598" calcext:value-type="float">
            <text:p>1.23E-09</text:p>
          </table:table-cell>
          <table:table-cell table:style-name="ce11" table:formula="of:=LN([.H18]/[.H19])/LN(2)" office:value-type="float" office:value="6.08902390317402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221860709232996" calcext:value-type="float">
            <text:p>2.22E-07</text:p>
          </table:table-cell>
          <table:table-cell table:style-name="ce11" table:formula="of:=LN([.B19]/[.B20])/LN(2)" office:value-type="float" office:value="3.89785256046561" calcext:value-type="float">
            <text:p>3.90</text:p>
          </table:table-cell>
          <table:table-cell table:style-name="ce3"/>
          <table:table-cell table:style-name="ce5" office:value-type="float" office:value="0.0000000111178461232463" calcext:value-type="float">
            <text:p>1.11E-08</text:p>
          </table:table-cell>
          <table:table-cell table:style-name="ce11" table:formula="of:=LN([.E19]/[.E20])/LN(2)" office:value-type="float" office:value="4.57142749956829" calcext:value-type="float">
            <text:p>4.57</text:p>
          </table:table-cell>
          <table:table-cell table:style-name="ce3"/>
          <table:table-cell table:style-name="ce5" office:value-type="float" office:value="0.0000000000168087029665561" calcext:value-type="float">
            <text:p>1.68E-11</text:p>
          </table:table-cell>
          <table:table-cell table:style-name="ce11" table:formula="of:=LN([.H19]/[.H20])/LN(2)" office:value-type="float" office:value="6.18971953217079" calcext:value-type="float">
            <text:p>6.19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17:.C20])" office:value-type="float" office:value="4.26577126962429" calcext:value-type="float">
            <text:p>4.27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17:.F20])" office:value-type="float" office:value="4.34213146143189" calcext:value-type="float">
            <text:p>4.34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17:.I20])" office:value-type="float" office:value="6.40427562619495" calcext:value-type="float">
            <text:p>6.40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HLLC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238598662906392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20563171341415" calcext:value-type="float">
            <text:p>2.06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557550133224968" calcext:value-type="float">
            <text:p>5.58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173717895631621" calcext:value-type="float">
            <text:p>1.74E-03</text:p>
          </table:table-cell>
          <table:table-cell table:style-name="ce11" table:formula="of:=LN([.B28]/[.B29])/LN(2)" office:value-type="float" office:value="3.77976767154102" calcext:value-type="float">
            <text:p>3.78</text:p>
          </table:table-cell>
          <table:table-cell table:style-name="ce3"/>
          <table:table-cell table:style-name="ce5" office:value-type="float" office:value="0.000124561163238954" calcext:value-type="float">
            <text:p>1.25E-04</text:p>
          </table:table-cell>
          <table:table-cell table:style-name="ce11" table:formula="of:=LN([.E28]/[.E29])/LN(2)" office:value-type="float" office:value="4.04513655277656" calcext:value-type="float">
            <text:p>4.05</text:p>
          </table:table-cell>
          <table:table-cell table:style-name="ce3"/>
          <table:table-cell table:style-name="ce5" office:value-type="float" office:value="0.00000684591513161399" calcext:value-type="float">
            <text:p>6.85E-06</text:p>
          </table:table-cell>
          <table:table-cell table:style-name="ce11" table:formula="of:=LN([.H28]/[.H29])/LN(2)" office:value-type="float" office:value="6.34771431596583" calcext:value-type="float">
            <text:p>6.35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792070506778094" calcext:value-type="float">
            <text:p>7.92E-05</text:p>
          </table:table-cell>
          <table:table-cell table:style-name="ce11" table:formula="of:=LN([.B29]/[.B30])/LN(2)" office:value-type="float" office:value="4.45497371274136" calcext:value-type="float">
            <text:p>4.45</text:p>
          </table:table-cell>
          <table:table-cell table:style-name="ce3"/>
          <table:table-cell table:style-name="ce5" office:value-type="float" office:value="0.00000303626230437916" calcext:value-type="float">
            <text:p>3.04E-06</text:p>
          </table:table-cell>
          <table:table-cell table:style-name="ce11" table:formula="of:=LN([.E29]/[.E30])/LN(2)" office:value-type="float" office:value="5.35841408089943" calcext:value-type="float">
            <text:p>5.36</text:p>
          </table:table-cell>
          <table:table-cell table:style-name="ce3"/>
          <table:table-cell table:style-name="ce5" office:value-type="float" office:value="0.000000101358790386034" calcext:value-type="float">
            <text:p>1.01E-07</text:p>
          </table:table-cell>
          <table:table-cell table:style-name="ce11" table:formula="of:=LN([.H29]/[.H30])/LN(2)" office:value-type="float" office:value="6.07770028974723" calcext:value-type="float">
            <text:p>6.08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554625358988351" calcext:value-type="float">
            <text:p>5.55E-06</text:p>
          </table:table-cell>
          <table:table-cell table:style-name="ce11" table:formula="of:=LN([.B30]/[.B31])/LN(2)" office:value-type="float" office:value="3.83604337169167" calcext:value-type="float">
            <text:p>3.84</text:p>
          </table:table-cell>
          <table:table-cell table:style-name="ce3"/>
          <table:table-cell table:style-name="ce5" office:value-type="float" office:value="0.000000108542460511057" calcext:value-type="float">
            <text:p>1.09E-07</text:p>
          </table:table-cell>
          <table:table-cell table:style-name="ce11" table:formula="of:=LN([.E30]/[.E31])/LN(2)" office:value-type="float" office:value="4.80596500813423" calcext:value-type="float">
            <text:p>4.81</text:p>
          </table:table-cell>
          <table:table-cell table:style-name="ce3"/>
          <table:table-cell table:style-name="ce5" office:value-type="float" office:value="0.00000000165979613883973" calcext:value-type="float">
            <text:p>1.66E-09</text:p>
          </table:table-cell>
          <table:table-cell table:style-name="ce11" table:formula="of:=LN([.H30]/[.H31])/LN(2)" office:value-type="float" office:value="5.93232134606879" calcext:value-type="float">
            <text:p>5.93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349935129266175" calcext:value-type="float">
            <text:p>3.50E-07</text:p>
          </table:table-cell>
          <table:table-cell table:style-name="ce11" table:formula="of:=LN([.B31]/[.B32])/LN(2)" office:value-type="float" office:value="3.98635417570738" calcext:value-type="float">
            <text:p>3.99</text:p>
          </table:table-cell>
          <table:table-cell table:style-name="ce3"/>
          <table:table-cell table:style-name="ce5" office:value-type="float" office:value="0.00000000334535877700994" calcext:value-type="float">
            <text:p>3.35E-09</text:p>
          </table:table-cell>
          <table:table-cell table:style-name="ce11" table:formula="of:=LN([.E31]/[.E32])/LN(2)" office:value-type="float" office:value="5.01995476516526" calcext:value-type="float">
            <text:p>5.02</text:p>
          </table:table-cell>
          <table:table-cell table:style-name="ce3"/>
          <table:table-cell table:style-name="ce5" office:value-type="float" office:value="0.0000000000257205216017575" calcext:value-type="float">
            <text:p>2.57E-11</text:p>
          </table:table-cell>
          <table:table-cell table:style-name="ce11" table:formula="of:=LN([.H31]/[.H32])/LN(2)" office:value-type="float" office:value="6.01194234584485" calcext:value-type="float">
            <text:p>6.01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29:.C32])" office:value-type="float" office:value="4.01428473292036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29:.F32])" office:value-type="float" office:value="4.80736760174387" calcext:value-type="float">
            <text:p>4.8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29:.I32])" office:value-type="float" office:value="6.09241957440668" calcext:value-type="float">
            <text:p>6.09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x_start = -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_end = 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 = 2 (= ten wavelengths in domai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_end = 1</text:p>
          </table:table-cell>
          <table:table-cell table:number-columns-repeated="6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20:54:36.723824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Schlottke-Lakemper</meta:initial-creator>
    <meta:creation-date>2020-02-01T00:02:38.589447205</meta:creation-date>
    <dc:date>2020-03-03T22:31:17.468058031</dc:date>
    <dc:creator>Michael Schlottke-Lakemper</dc:creator>
    <meta:editing-duration>P3DT1H7M12S</meta:editing-duration>
    <meta:editing-cycles>45</meta:editing-cycles>
    <meta:generator>LibreOffice/6.3.4.2$Linux_X86_64 LibreOffice_project/30$Build-2</meta:generator>
    <meta:document-statistic meta:table-count="5" meta:cell-count="469" meta:object-count="0"/>
  </office:meta>
</office:document-meta>
</file>